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d54c"/>
    </style:style>
    <style:style style:name="P2" style:family="paragraph" style:parent-style-name="Standard">
      <style:text-properties officeooo:rsid="0026d54c" officeooo:paragraph-rsid="002878a6"/>
    </style:style>
    <style:style style:name="P3" style:family="paragraph" style:parent-style-name="Standard">
      <style:text-properties officeooo:rsid="002ee127" officeooo:paragraph-rsid="002ee127"/>
    </style:style>
    <style:style style:name="P4" style:family="paragraph" style:parent-style-name="Standard">
      <style:text-properties officeooo:paragraph-rsid="002878a6"/>
    </style:style>
    <style:style style:name="P5" style:family="paragraph" style:parent-style-name="Standard">
      <style:text-properties officeooo:rsid="002df692" officeooo:paragraph-rsid="002df692"/>
    </style:style>
    <style:style style:name="P6" style:family="paragraph" style:parent-style-name="Standard">
      <style:text-properties officeooo:rsid="0023297d" officeooo:paragraph-rsid="0023297d"/>
    </style:style>
    <style:style style:name="P7" style:family="paragraph" style:parent-style-name="Standard">
      <style:text-properties officeooo:rsid="0029eade" officeooo:paragraph-rsid="0029eade"/>
    </style:style>
    <style:style style:name="P8" style:family="paragraph" style:parent-style-name="Standard">
      <style:text-properties officeooo:paragraph-rsid="001fdf02"/>
    </style:style>
    <style:style style:name="P9" style:family="paragraph" style:parent-style-name="Standard">
      <style:text-properties officeooo:paragraph-rsid="0020a4bf"/>
    </style:style>
    <style:style style:name="P10" style:family="paragraph" style:parent-style-name="Standard">
      <style:text-properties officeooo:paragraph-rsid="0020b578"/>
    </style:style>
    <style:style style:name="P11" style:family="paragraph" style:parent-style-name="Standard">
      <style:text-properties officeooo:paragraph-rsid="00222c0d"/>
    </style:style>
    <style:style style:name="P12" style:family="paragraph" style:parent-style-name="Standard">
      <style:text-properties officeooo:paragraph-rsid="002d4382"/>
    </style:style>
    <style:style style:name="P13" style:family="paragraph" style:parent-style-name="Standard">
      <style:text-properties officeooo:paragraph-rsid="0023297d"/>
    </style:style>
    <style:style style:name="P14" style:family="paragraph" style:parent-style-name="Standard">
      <style:text-properties officeooo:rsid="002878a6" officeooo:paragraph-rsid="002878a6"/>
    </style:style>
    <style:style style:name="P15" style:family="paragraph" style:parent-style-name="Standard">
      <style:text-properties officeooo:rsid="002878a6" officeooo:paragraph-rsid="0029b803"/>
    </style:style>
    <style:style style:name="P16" style:family="paragraph" style:parent-style-name="Standard">
      <style:text-properties officeooo:rsid="002878a6" officeooo:paragraph-rsid="0029eade"/>
    </style:style>
    <style:style style:name="P17" style:family="paragraph" style:parent-style-name="Standard">
      <style:text-properties officeooo:rsid="002878a6" officeooo:paragraph-rsid="002a62fc"/>
    </style:style>
    <style:style style:name="P18" style:family="paragraph" style:parent-style-name="Standard">
      <style:text-properties officeooo:rsid="002878a6" officeooo:paragraph-rsid="002be29e"/>
    </style:style>
    <style:style style:name="P19" style:family="paragraph" style:parent-style-name="Standard">
      <style:text-properties officeooo:rsid="002df692" officeooo:paragraph-rsid="002ee127"/>
    </style:style>
    <style:style style:name="T1" style:family="text">
      <style:text-properties officeooo:rsid="0026d54c"/>
    </style:style>
    <style:style style:name="T2" style:family="text">
      <style:text-properties officeooo:rsid="002f0c5a"/>
    </style:style>
    <style:style style:name="T3" style:family="text">
      <style:text-properties officeooo:rsid="002df692"/>
    </style:style>
    <style:style style:name="T4" style:family="text">
      <style:text-properties officeooo:rsid="002f3d1a"/>
    </style:style>
    <style:style style:name="T5" style:family="text">
      <style:text-properties officeooo:rsid="002ee127"/>
    </style:style>
    <style:style style:name="T6" style:family="text">
      <style:text-properties officeooo:rsid="001ea97c"/>
    </style:style>
    <style:style style:name="T7" style:family="text">
      <style:text-properties officeooo:rsid="002878a6"/>
    </style:style>
    <style:style style:name="T8" style:family="text">
      <style:text-properties officeooo:rsid="0029b803"/>
    </style:style>
    <style:style style:name="T9" style:family="text">
      <style:text-properties officeooo:rsid="002be29e"/>
    </style:style>
    <style:style style:name="T10" style:family="text">
      <style:text-properties officeooo:rsid="001fdf02"/>
    </style:style>
    <style:style style:name="T11" style:family="text">
      <style:text-properties officeooo:rsid="0029eade"/>
    </style:style>
    <style:style style:name="T12" style:family="text">
      <style:text-properties officeooo:rsid="0020a4bf"/>
    </style:style>
    <style:style style:name="T13" style:family="text">
      <style:text-properties officeooo:rsid="0020b578"/>
    </style:style>
    <style:style style:name="T14" style:family="text">
      <style:text-properties officeooo:rsid="00222c0d"/>
    </style:style>
    <style:style style:name="T15" style:family="text">
      <style:text-properties officeooo:rsid="0023297d"/>
    </style:style>
    <style:style style:name="T16" style:family="text">
      <style:text-properties officeooo:rsid="002a6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<text:span text:style-name="T1">*NOTE ADDED GENRES AFTER EVERYTHING ELSE</text:span><text:span text:style-name="T2">*/</text:span></text:p>
      <text:p text:style-name="Standard"/>
      <text:p text:style-name="Standard">/*Created table bands*/</text:p>
      <text:p text:style-name="Standard"/>
      <text:p text:style-name="Standard">CREATE TABLE bands(</text:p>
      <text:p text:style-name="Standard">id SERIAL PRIMARY KEY, </text:p>
      <text:p text:style-name="Standard">name VARCHAR(255) NOT NULL);</text:p>
      <text:p text:style-name="Standard"/>
      <text:p text:style-name="P1"/>
      <text:p text:style-name="Standard"/>
      <text:p text:style-name="Standard">/*table albums is connected to bands by the id<text:span text:style-name="T2">*/</text:span></text:p>
      <text:p text:style-name="Standard"/>
      <text:p text:style-name="Standard">CREATE TABLE albums(</text:p>
      <text:p text:style-name="Standard">id SERIAL PRIMARY KEY, </text:p>
      <text:p text:style-name="Standard">name VARCHAR(255) NOT NULL,</text:p>
      <text:p text:style-name="Standard">release_year INTEGER,</text:p>
      <text:p text:style-name="Standard">band_id SERIAL, </text:p>
      <text:p text:style-name="Standard">CONSTRAINT fk_band</text:p>
      <text:p text:style-name="Standard">FOREIGN KEY (band_id) REFERENCES bands (id));</text:p>
      <text:p text:style-name="Standard"/>
      <text:p text:style-name="Standard"/>
      <text:p text:style-name="Standard">/*table songs is connected to albums by the id<text:span text:style-name="T2">*/</text:span></text:p>
      <text:p text:style-name="Standard"/>
      <text:p text:style-name="Standard">CREATE TABLE songs(</text:p>
      <text:p text:style-name="Standard">id SERIAL PRIMARY KEY,</text:p>
      <text:p text:style-name="Standard">name VARCHAR NOT NULL, </text:p>
      <text:p text:style-name="Standard">length FLOAT NOT NULL,</text:p>
      <text:p text:style-name="Standard">album_id INTEGER NOT NULL,</text:p>
      <text:p text:style-name="Standard">CONSTRAINT fx_album</text:p>
      <text:p text:style-name="Standard">FOREIGN KEY (album_id) REFERENCES albums (id));</text:p>
      <text:p text:style-name="Standard"/>
      <text:p text:style-name="P2">/*Adding genres*/</text:p>
      <text:p text:style-name="P2"/>
      <text:p text:style-name="P2">CREATE TABLE genres (</text:p>
      <text:p text:style-name="P2"><text:s text:c="4"/>id SERIAL PRIMARY KEY,</text:p>
      <text:p text:style-name="P2"><text:s text:c="4"/>name VARCHAR(255) NOT NULL</text:p>
      <text:p text:style-name="P2">);</text:p>
      <text:p text:style-name="P2"/>
      <text:p text:style-name="P2">/<text:span text:style-name="T3">*Adding Formats</text:span><text:span text:style-name="T2">*/</text:span></text:p>
      <text:p text:style-name="P2">CREATE TABLE format<text:span text:style-name="T4">s</text:span> (</text:p>
      <text:p text:style-name="P2"><text:s text:c="4"/>id SERIAL PRIMARY KEY,</text:p>
      <text:p text:style-name="P2"><text:s text:c="4"/>name VARCHAR(255) NOT NULL);</text:p>
      <text:p text:style-name="P2"/>
      <text:p text:style-name="P2"/>
      <text:p text:style-name="P2">/*Linking tables<text:span text:style-name="T2">*/</text:span></text:p>
      <text:p text:style-name="P2"/>
      <text:p text:style-name="P3">​/*Linking Formats<text:span text:style-name="T2">*/</text:span></text:p>
      <text:p text:style-name="P3">/* Linking albums to formats <text:span text:style-name="T2">*/</text:span></text:p>
      <text:p text:style-name="P3">CREATE TABLE album_formats (</text:p>
      <text:p text:style-name="P3"><text:soft-page-break/><text:s text:c="4"/>album_id INTEGER,</text:p>
      <text:p text:style-name="P3"><text:s text:c="4"/>format_id INTEGER,</text:p>
      <text:p text:style-name="P3"><text:s text:c="4"/>CONSTRAINT fk_album FOREIGN KEY (album_id) REFERENCES albums (id),</text:p>
      <text:p text:style-name="P3"><text:s text:c="4"/>CONSTRAINT fk_format FOREIGN KEY (format_id) REFERENCES formats (id),</text:p>
      <text:p text:style-name="P3"><text:s text:c="4"/>PRIMARY KEY (album_id, format_id)</text:p>
      <text:p text:style-name="P3">);</text:p>
      <text:p text:style-name="P2"/>
      <text:p text:style-name="P2">/*Linking Bands<text:span text:style-name="T2">*/</text:span></text:p>
      <text:p text:style-name="P2">CREATE TABLE band_genres (</text:p>
      <text:p text:style-name="P2"><text:s text:c="4"/>band_id INTEGER,</text:p>
      <text:p text:style-name="P2"><text:s text:c="4"/>genre_id INTEGER,</text:p>
      <text:p text:style-name="P2"><text:s text:c="4"/>CONSTRAINT fk_band</text:p>
      <text:p text:style-name="P2"><text:s text:c="8"/>FOREIGN KEY (band_id) REFERENCES bands (id),</text:p>
      <text:p text:style-name="P2"><text:s text:c="4"/>CONSTRAINT fk_genre</text:p>
      <text:p text:style-name="P2"><text:s text:c="8"/>FOREIGN KEY (genre_id) REFERENCES genres (id),</text:p>
      <text:p text:style-name="P2"><text:s text:c="4"/>PRIMARY KEY (band_id, genre_id)</text:p>
      <text:p text:style-name="P2">);</text:p>
      <text:p text:style-name="P2"/>
      <text:p text:style-name="P2">/*Linking Albums<text:span text:style-name="T2">*/</text:span></text:p>
      <text:p text:style-name="P2"/>
      <text:p text:style-name="P2">CREATE TABLE album_genres (</text:p>
      <text:p text:style-name="P2"><text:s text:c="4"/>album_id INTEGER,</text:p>
      <text:p text:style-name="P2"><text:s text:c="4"/>genre_id INTEGER,</text:p>
      <text:p text:style-name="P2"><text:s text:c="4"/>CONSTRAINT fk_album</text:p>
      <text:p text:style-name="P2"><text:s text:c="8"/>FOREIGN KEY (album_id) REFERENCES albums (id),</text:p>
      <text:p text:style-name="P2"><text:s text:c="4"/>CONSTRAINT fk_genre</text:p>
      <text:p text:style-name="P2"><text:s text:c="8"/>FOREIGN KEY (genre_id) REFERENCES genres (id),</text:p>
      <text:p text:style-name="P2"><text:s text:c="4"/>PRIMARY KEY (album_id, genre_id)</text:p>
      <text:p text:style-name="P2">);</text:p>
      <text:p text:style-name="P4"/>
      <text:p text:style-name="P4">/<text:span text:style-name="T1">*Linking Songs</text:span><text:span text:style-name="T2">*/</text:span></text:p>
      <text:p text:style-name="P4"/>
      <text:p text:style-name="P4">CREATE TABLE song_genres (</text:p>
      <text:p text:style-name="P4"><text:s text:c="4"/>song_id INTEGER,</text:p>
      <text:p text:style-name="P4"><text:s text:c="4"/>genre_id INTEGER,</text:p>
      <text:p text:style-name="P4"><text:s text:c="4"/>CONSTRAINT fk_song</text:p>
      <text:p text:style-name="P4"><text:s text:c="8"/>FOREIGN KEY (song_id) REFERENCES songs (id),</text:p>
      <text:p text:style-name="P4"><text:s text:c="4"/>CONSTRAINT fk_genre</text:p>
      <text:p text:style-name="P4"><text:s text:c="8"/>FOREIGN KEY (genre_id) REFERENCES genres (id),</text:p>
      <text:p text:style-name="P4"><text:s text:c="4"/>PRIMARY KEY (song_id, genre_id)</text:p>
      <text:p text:style-name="P4">);</text:p>
      <text:p text:style-name="Standard"/>
      <text:p text:style-name="Standard">/*inserting the data*/</text:p>
      <text:p text:style-name="Standard"/>
      <text:p text:style-name="P5">/* Inserting formats */</text:p>
      <text:p text:style-name="P5">INSERT INTO formats (<text:span text:style-name="T5">id,</text:span>name) VALUES (<text:span text:style-name="T5">1,</text:span>'Digital');</text:p>
      <text:p text:style-name="P5">INSERT INTO formats (<text:span text:style-name="T5">id,</text:span>name) VALUES (<text:span text:style-name="T5">3,</text:span>'Vinyl');</text:p>
      <text:p text:style-name="P5">INSERT INTO formats (<text:span text:style-name="T5">id,</text:span>name) VALUES (<text:span text:style-name="T5">2,</text:span>'CD');</text:p>
      <text:p text:style-name="P5">INSERT INTO formats (<text:span text:style-name="T5">id,</text:span>name) VALUES (<text:span text:style-name="T5">4,</text:span>'Cassette');</text:p>
      <text:p text:style-name="P5"><text:soft-page-break/>INSERT INTO formats (name) VALUES (<text:span text:style-name="T5">5,</text:span>'<text:span text:style-name="T5">Streaming</text:span>');</text:p>
      <text:p text:style-name="Standard"/>
      <text:p text:style-name="Standard">INSERT INTO bands(id,name) VALUES (1,'<text:span text:style-name="T6">Blink-182</text:span>');</text:p>
      <text:p text:style-name="Standard">INSERT INTO bands(id,name) VALUES (2,'<text:span text:style-name="T6">Green Day</text:span>');</text:p>
      <text:p text:style-name="Standard">INSERT INTO bands(id,name) VALUES (3,'<text:span text:style-name="T6">Modern Baseball</text:span>');</text:p>
      <text:p text:style-name="Standard">INSERT INTO bands(id,name) VALUES (4,'<text:span text:style-name="T6">Good Charlotte</text:span>');</text:p>
      <text:p text:style-name="Standard">INSERT INTO bands(id,name) VALUES (5,'<text:span text:style-name="T6">Mom Jeans</text:span>');</text:p>
      <text:p text:style-name="Standard">INSERT INTO bands(id,name) VALUES (6,'<text:span text:style-name="T6">NOFX</text:span>');</text:p>
      <text:p text:style-name="P6">INSERT INTO bands(id,name) VALUES (7,'Bi Polar Bear');</text:p>
      <text:p text:style-name="P6"/>
      <text:p text:style-name="P6">INSERT INTO genres (<text:span text:style-name="T1">id,</text:span>name) VALUES (<text:span text:style-name="T7">1,</text:span>'Pop Punk');</text:p>
      <text:p text:style-name="P6">INSERT INTO genres (<text:span text:style-name="T1">id,</text:span>name) VALUES (<text:span text:style-name="T7">2,</text:span>'Punk Rock');</text:p>
      <text:p text:style-name="P6">INSERT INTO genres (<text:span text:style-name="T1">id,</text:span>name) VALUES (<text:span text:style-name="T7">3,</text:span>'Emo');</text:p>
      <text:p text:style-name="P6">INSERT INTO genres (<text:span text:style-name="T1">id,</text:span>name) VALUES (<text:span text:style-name="T7">4,</text:span>'Indie Rock');</text:p>
      <text:p text:style-name="P6">INSERT INTO genres (<text:span text:style-name="T1">id,</text:span>name) VALUES (<text:span text:style-name="T7">5,</text:span>'Alternative Rock');</text:p>
      <text:p text:style-name="P7">INSERT INTO genres (id,name) VALUES (6,'Ska');</text:p>
      <text:p text:style-name="Standard"/>
      <text:p text:style-name="Standard">INSERT INTO albums(id,name,release_year,band_id) VALUES (1,'<text:span text:style-name="T6">California</text:span>',201<text:span text:style-name="T6">6</text:span>,1);</text:p>
      <text:p text:style-name="Standard">INSERT INTO albums(id,name,release_year,band_id) VALUES (2,'<text:span text:style-name="T6">Enema Of The State</text:span>',<text:span text:style-name="T6">1999</text:span>,1);</text:p>
      <text:p text:style-name="Standard">INSERT INTO albums(id,name,release_year,band_id) VALUES (3,'<text:span text:style-name="T6">Dude Ranch</text:span>',<text:span text:style-name="T6">1996</text:span>,1);</text:p>
      <text:p text:style-name="Standard">INSERT INTO albums(id,name,release_year,band_id) VALUES (4,'<text:span text:style-name="T8">Uno</text:span>',<text:span text:style-name="T9">2012</text:span>,2);</text:p>
      <text:p text:style-name="Standard">INSERT INTO albums(id,name,release_year,band_id) VALUES (5,'<text:span text:style-name="T6">Dookie</text:span>',19<text:span text:style-name="T6">94</text:span>,2);</text:p>
      <text:p text:style-name="Standard">INSERT INTO albums(id,name,release_year,band_id) VALUES (6,'<text:span text:style-name="T6">American Idiot</text:span>',200<text:span text:style-name="T6">4</text:span>,2);</text:p>
      <text:p text:style-name="Standard">INSERT INTO albums(id,name,release_year,band_id) VALUES (7,'<text:span text:style-name="T6">Holy Ghost</text:span>',2<text:span text:style-name="T6">016</text:span>,3);</text:p>
      <text:p text:style-name="Standard">INSERT INTO albums(id,name,release_year,band_id) VALUES (8,'<text:span text:style-name="T6">You’re Gonna Miss It All</text:span>',201<text:span text:style-name="T6">4</text:span>,3);</text:p>
      <text:p text:style-name="Standard">INSERT INTO albums(id,name,release_year,band_id) VALUES (9,'<text:span text:style-name="T6">Sports</text:span>',201<text:span text:style-name="T6">2</text:span>,3);</text:p>
      <text:p text:style-name="Standard">INSERT INTO albums(id,name,release_year,band_id) VALUES (10,'<text:span text:style-name="T6">The Young and The Hopeless</text:span>',20<text:span text:style-name="T10">02</text:span>,4);</text:p>
      <text:p text:style-name="Standard">INSERT INTO albums(id,name,release_year,band_id) VALUES (11,'<text:span text:style-name="T10">The Chronicles of Life and Death</text:span>',20<text:span text:style-name="T10">04</text:span>,4);</text:p>
      <text:p text:style-name="Standard">INSERT INTO albums(id,name,release_year,band_id) VALUES (12,'<text:span text:style-name="T10">Good Charlotte</text:span>',<text:span text:style-name="T10">2001</text:span>,4);</text:p>
      <text:p text:style-name="Standard">INSERT INTO albums(id,name,release_year,band_id) VALUES (13,'<text:span text:style-name="T10">Best Buds</text:span>',<text:span text:style-name="T10">2016</text:span>,5);</text:p>
      <text:p text:style-name="Standard">INSERT INTO albums(id,name,release_year,band_id) VALUES (14,'<text:span text:style-name="T10">Puppy Love</text:span>',<text:span text:style-name="T10">2018</text:span>,5);</text:p>
      <text:p text:style-name="Standard">INSERT INTO albums(id,name,release_year,band_id) VALUES (15,'<text:span text:style-name="T10">Sweet Tooth</text:span>',<text:span text:style-name="T10">2022</text:span>,5);</text:p>
      <text:p text:style-name="Standard">INSERT INTO albums(id,name,release_year,band_id) VALUES (16,'<text:span text:style-name="T10">Punk In Drublic</text:span>',<text:span text:style-name="T10">1994</text:span>,6);</text:p>
      <text:p text:style-name="Standard">INSERT INTO albums(id,name,release_year,band_id) VALUES (17,'<text:span text:style-name="T10">War on Errorism</text:span>',20<text:span text:style-name="T10">03</text:span>,6);</text:p>
      <text:p text:style-name="Standard">INSERT INTO albums(id,name,release_year,band_id) VALUES (18,'<text:span text:style-name="T10">First Ditch Effort</text:span>',<text:span text:style-name="T10">2016</text:span>,6);</text:p>
      <text:p text:style-name="Standard"/>
      <text:p text:style-name="Standard">/<text:span text:style-name="T10">* INSERT INTO </text:span><text:span text:style-name="T11">SONGS</text:span><text:span text:style-name="T10">(id,name,length,album_id) VALUES (1,'Cynical',3+(10/60),1); */</text:span></text:p>
      <text:p text:style-name="Standard"/>
      <text:p text:style-name="P8"><text:span text:style-name="T10">INSERT INTO songs(id,name,length,album_id) VALUES (1,'Cynical',</text:span><text:span text:style-name="T12">1</text:span><text:span text:style-name="T10">+(</text:span><text:span text:style-name="T12">55</text:span><text:span text:style-name="T10">/60),1);</text:span></text:p>
      <text:p text:style-name="P8"><text:span text:style-name="T10">INSERT INTO songs(id,name,length,album_id) VALUES (2,'</text:span><text:span text:style-name="T12">Bored to Death</text:span><text:span text:style-name="T10">',3+(</text:span><text:span text:style-name="T12">54</text:span><text:span text:style-name="T10">/60),1);</text:span></text:p>
      <text:p text:style-name="P8"><text:span text:style-name="T10">INSERT INTO songs(id,name,length,album_id) VALUES (3,'</text:span><text:span text:style-name="T12">She’s Out Of Her Mind',2+(42/60),1);</text:span></text:p>
      <text:p text:style-name="P9"><text:span text:style-name="T10">INSERT INTO songs(id,name,length,album_id) VALUES (</text:span><text:span text:style-name="T12">4,'Dumpweed',2+(23/60),2);</text:span></text:p>
      <text:p text:style-name="P9"><text:span text:style-name="T10">INSERT INTO songs(id,name,length,album_id) VALUES (</text:span><text:span text:style-name="T12">5,'Don’t Leave Me',2+(23/60),2);</text:span></text:p>
      <text:p text:style-name="P9"><text:span text:style-name="T10">INSERT INTO songs(id,name,length,album_id) VALUES (</text:span><text:span text:style-name="T12">6,'Aliens Exist',3+(13/60),2);</text:span></text:p>
      <text:p text:style-name="P9"><text:span text:style-name="T10">INSERT INTO songs(id,name,length,album_id) VALUES (</text:span><text:span text:style-name="T12">7,'Pathetic',2+(27/60),3);</text:span></text:p>
      <text:p text:style-name="P9"><text:span text:style-name="T10">INSERT INTO songs(id,name,length,album_id) VALUES (</text:span><text:span text:style-name="T12">8,'Voyeur',2+(43/60),3);</text:span></text:p>
      <text:p text:style-name="P9"><text:span text:style-name="T10">INSERT INTO songs(id,name,length,album_id) VALUES (</text:span><text:span text:style-name="T12">9,'Dammit',2+(45/60),3);</text:span></text:p>
      <text:p text:style-name="P9"><text:soft-page-break/><text:span text:style-name="T10">INSERT INTO songs(id,name,length,album_id) VALUES (</text:span><text:span text:style-name="T12">10,'Nuclear Family',3+(</text:span><text:span text:style-name="T13">0</text:span><text:span text:style-name="T12">3/60),4);</text:span></text:p>
      <text:p text:style-name="P9"><text:span text:style-name="T10">INSERT INTO songs(id,name,length,album_id) VALUES (</text:span><text:span text:style-name="T12">11,'Burnout',2+(</text:span><text:span text:style-name="T13">0</text:span><text:span text:style-name="T12">7/60),</text:span><text:span text:style-name="T13">5);</text:span></text:p>
      <text:p text:style-name="P10"><text:span text:style-name="T10">INSERT INTO songs(id,name,length,album_id) VALUES (</text:span><text:span text:style-name="T13">12,'Having a Blast',2+(44/60),5);</text:span></text:p>
      <text:p text:style-name="P10"><text:span text:style-name="T10">INSERT INTO songs(id,name,length,album_id) VALUES (</text:span><text:span text:style-name="T13">13,'Chump',2+(53/60),5);</text:span></text:p>
      <text:p text:style-name="P10"><text:span text:style-name="T10">INSERT INTO songs(id,name,length,album_id) VALUES (</text:span><text:span text:style-name="T13">14,'American Idiot',2+(54/60),6);</text:span></text:p>
      <text:p text:style-name="P10"><text:span text:style-name="T10">INSERT INTO songs(id,name,length,album_id) VALUES (</text:span><text:span text:style-name="T13">15,'Jesus of Suburbia',9+(08/60),6);</text:span></text:p>
      <text:p text:style-name="P10"><text:span text:style-name="T10">INSERT INTO songs(id,name,length,album_id) VALUES (</text:span><text:span text:style-name="T13">16,'Holiday',3+(52/60),6);</text:span></text:p>
      <text:p text:style-name="P10"><text:span text:style-name="T10">INSERT INTO songs(id,name,length,album_id) VALUES (</text:span><text:span text:style-name="T13">17,'Holy Ghost',1+(01/60),7);</text:span></text:p>
      <text:p text:style-name="P10"><text:span text:style-name="T10">INSERT INTO songs(id,name,length,album_id) VALUES (</text:span><text:span text:style-name="T13">18,'Wedding Singer',2+(47/60),7);</text:span></text:p>
      <text:p text:style-name="P10"><text:span text:style-name="T10">INSERT INTO songs(id,name,length,album_id) VALUES (</text:span><text:span text:style-name="T13">19,'Note to Self',3+(48/60),7);</text:span></text:p>
      <text:p text:style-name="P10"><text:span text:style-name="T10">INSERT INTO songs(id,name,length,album_id) VALUES (</text:span><text:span text:style-name="T13">20,'Fine, Great',2+(28/60),8);</text:span></text:p>
      <text:p text:style-name="P10"><text:span text:style-name="T10">INSERT INTO songs(id,name,length,album_id) VALUES (</text:span><text:span text:style-name="T13">21,'Broken Cash Machine',1+(49/60),8);</text:span></text:p>
      <text:p text:style-name="P10"><text:span text:style-name="T10">INSERT INTO songs(id,name,length,album_id) VALUES (</text:span><text:span text:style-name="T13">22,'Rock Bottom',2+(12/60),8);</text:span></text:p>
      <text:p text:style-name="P10"><text:span text:style-name="T10">INSERT INTO songs(id,name,length,album_id) VALUES (</text:span><text:span text:style-name="T13">23,'Re-Do',2+(11/60),9);</text:span></text:p>
      <text:p text:style-name="P10"><text:span text:style-name="T10">INSERT INTO songs(id,name,length,album_id) VALUES (</text:span><text:span text:style-name="T13">24,'Tears Over Beers',2+(48/60),9);</text:span></text:p>
      <text:p text:style-name="P10"><text:span text:style-name="T10">INSERT INTO songs(id,name,length,album_id) VALUES (</text:span><text:span text:style-name="T13">25,'The Weekend',3+(30/60),9);</text:span></text:p>
      <text:p text:style-name="P11"><text:span text:style-name="T10">INSERT INTO songs(id,name,length,album_id) VALUES (</text:span><text:span text:style-name="T14">26,'A New Beginning',1+(48/60),10);</text:span></text:p>
      <text:p text:style-name="P11"><text:span text:style-name="T10">INSERT INTO songs(id,name,length,album_id) VALUES (</text:span><text:span text:style-name="T14">27,'The Anthem',2+(55/60),10);</text:span></text:p>
      <text:p text:style-name="P11"><text:span text:style-name="T10">INSERT INTO songs(id,name,length,album_id) VALUES (</text:span><text:span text:style-name="T14">28,'Lifestyles of The Rich and Famous',3+(11/60),10);</text:span></text:p>
      <text:p text:style-name="P11"><text:span text:style-name="T10">INSERT INTO songs(id,name,length,album_id) VALUES (</text:span><text:span text:style-name="T14">29,'Once Upon a Time',2+(24/60),11);</text:span></text:p>
      <text:p text:style-name="P11"><text:span text:style-name="T10">INSERT INTO songs(id,name,length,album_id) VALUES (</text:span><text:span text:style-name="T14">30,'The Chronicles of Life and Death',3+(03/66),11);</text:span></text:p>
      <text:p text:style-name="P11"><text:span text:style-name="T10">INSERT INTO songs(id,name,length,album_id) VALUES (</text:span><text:span text:style-name="T14">31,'Walk Away',3+(20/60),11);</text:span></text:p>
      <text:p text:style-name="P11"><text:span text:style-name="T10">INSERT INTO songs(id,name,length,album_id) VALUES (</text:span><text:span text:style-name="T14">32,'The Little Things',4+(28/60),12);</text:span></text:p>
      <text:p text:style-name="P11"><text:span text:style-name="T10">INSERT INTO songs(id,name,length,album_id) VALUES (</text:span><text:span text:style-name="T14">33,'Waldorf Worldwide',3+(20/60),12);</text:span></text:p>
      <text:p text:style-name="P11"><text:span text:style-name="T10">INSERT INTO songs(id,name,length,album_id) VALUES (</text:span><text:span text:style-name="T14">34,'Motivation Proclamation',3+(35/60),12);</text:span></text:p>
      <text:p text:style-name="P11"><text:span text:style-name="T10">INSERT INTO songs(id,name,length,album_id) VALUES (</text:span><text:span text:style-name="T14">35,'Death Cup',4+(36/60),13);</text:span></text:p>
      <text:p text:style-name="P12"><text:span text:style-name="T10">INSERT INTO songs(id,name,length,album_id) VALUES (</text:span><text:span text:style-name="T14">36,'Danger Can’t',3+(34/60),13);</text:span></text:p>
      <text:p text:style-name="P11"><text:span text:style-name="T10">INSERT INTO songs(id,name,length,album_id) VALUES (</text:span><text:span text:style-name="T14">37,'Movember',3+(37/60),13);</text:span></text:p>
      <text:p text:style-name="P11"><text:span text:style-name="T10">INSERT INTO songs(id,name,length,album_id) VALUES (</text:span><text:span text:style-name="T14">38,'near death fail comp (must watch til end)',3+(24/60),14);</text:span></text:p>
      <text:p text:style-name="P13"><text:span text:style-name="T10">INSERT INTO songs(id,name,length,album_id) VALUES (</text:span><text:span text:style-name="T15">39,'sponsor me tape',3+(56/60),14);</text:span></text:p>
      <text:p text:style-name="P13"><text:span text:style-name="T10">INSERT INTO songs(id,name,length,album_id) VALUES (</text:span><text:span text:style-name="T15">40,'glamorous',4+(08/60),14);</text:span></text:p>
      <text:p text:style-name="P13"><text:span text:style-name="T10">INSERT INTO songs(id,name,length,album_id) VALUES (</text:span><text:span text:style-name="T15">41,'Something Sweet',2+(07/60),15);</text:span></text:p>
      <text:p text:style-name="P13"><text:span text:style-name="T10">INSERT INTO songs(id,name,length,album_id) VALUES (</text:span><text:span text:style-name="T15">42,'Whats Up?',2+(21/60),15);</text:span></text:p>
      <text:p text:style-name="P13"><text:span text:style-name="T10">INSERT INTO songs(id,name,length,album_id) VALUES (</text:span><text:span text:style-name="T15">43,'Hippo In the Water',1+(45/60),15);</text:span></text:p>
      <text:p text:style-name="P13"><text:span text:style-name="T10">INSERT INTO songs(id,name,length,album_id) VALUES (</text:span><text:span text:style-name="T15">44,'Linoleum',2+(09/60),16);</text:span></text:p>
      <text:p text:style-name="P13"><text:span text:style-name="T10">INSERT INTO songs(id,name,length,album_id) VALUES (</text:span><text:span text:style-name="T15">45,'Leave It Alone',2+(04/60),16);</text:span></text:p>
      <text:p text:style-name="P13"><text:span text:style-name="T10">INSERT INTO songs(id,name,length,album_id) VALUES (</text:span><text:span text:style-name="T15">46,'Dig',2+(16/60),16);</text:span></text:p>
      <text:p text:style-name="P13"><text:span text:style-name="T10">INSERT INTO songs(id,name,length,album_id) VALUES (</text:span><text:span text:style-name="T15">47,'The Separation of Church and Skate',3+(09/60),17);</text:span></text:p>
      <text:p text:style-name="P13"><text:span text:style-name="T10">INSERT INTO songs(id,name,length,album_id) VALUES (</text:span><text:span text:style-name="T15">48,'The Irrationality of Rationality',2+(32/60),17);</text:span></text:p>
      <text:p text:style-name="P13"><text:span text:style-name="T10">INSERT INTO songs(id,name,length,album_id) VALUES (</text:span><text:span text:style-name="T15">49,'Franco Un-American',2+(25/60),17);</text:span></text:p>
      <text:p text:style-name="P13"><text:span text:style-name="T10">INSERT INTO songs(id,name,length,album_id) VALUES (</text:span><text:span text:style-name="T15">50,'Six Years on Dope',1+(32/60),18);</text:span></text:p>
      <text:p text:style-name="P13"><text:span text:style-name="T10">INSERT INTO songs(id,name,length,album_id) VALUES (</text:span><text:span text:style-name="T15">51,'Happy Fathers Day',1+(14/60),18);</text:span></text:p>
      <text:p text:style-name="P13"><text:span text:style-name="T10">INSERT INTO songs(id,name,length,album_id) VALUES (</text:span><text:span text:style-name="T15">52,'Sid and Nancy',2+(22/60),18);</text:span></text:p>
      <text:p text:style-name="Standard"><text:soft-page-break/></text:p>
      <text:p text:style-name="Standard">/<text:span text:style-name="T7">*INSERTING GENRES (AFTERWARDS)</text:span><text:span text:style-name="T2">*/</text:span></text:p>
      <text:p text:style-name="Standard"/>
      <text:p text:style-name="Standard">/<text:span text:style-name="T7">*Linking Bands to Genres</text:span><text:span text:style-name="T2">*/</text:span></text:p>
      <text:p text:style-name="Standard"/>
      <text:p text:style-name="Standard">/<text:span text:style-name="T7">*blink-182</text:span><text:span text:style-name="T2">*/</text:span></text:p>
      <text:p text:style-name="Standard">INSERT INTO band_genres (band_id, genre_id) VALUES (1, 1);</text:p>
      <text:p text:style-name="Standard">INSERT INTO band_genres (band_id, genre_id) VALUES (1, 2);</text:p>
      <text:p text:style-name="Standard">/<text:span text:style-name="T7">*green day</text:span><text:span text:style-name="T2">*/</text:span></text:p>
      <text:p text:style-name="Standard">INSERT INTO band_genres (band_id, genre_id) VALUES (2, 1); </text:p>
      <text:p text:style-name="Standard">INSERT INTO band_genres (band_id, genre_id) VALUES (2, 2); </text:p>
      <text:p text:style-name="Standard"/>
      <text:p text:style-name="Standard">/<text:span text:style-name="T7">*modern baseball</text:span><text:span text:style-name="T2">*/</text:span></text:p>
      <text:p text:style-name="Standard">INSERT INTO band_genres (band_id, genre_id) VALUES (3, 3); </text:p>
      <text:p text:style-name="Standard">INSERT INTO band_genres (band_id, genre_id) VALUES (3, 4); <text:s/></text:p>
      <text:p text:style-name="Standard"/>
      <text:p text:style-name="Standard">/<text:span text:style-name="T7">*good charlotte</text:span><text:span text:style-name="T2">*/</text:span></text:p>
      <text:p text:style-name="Standard">INSERT INTO band_genres (band_id, genre_id) VALUES (4, 1); </text:p>
      <text:p text:style-name="Standard">INSERT INTO band_genres (band_id, genre_id) VALUES (4, 2);</text:p>
      <text:p text:style-name="Standard"/>
      <text:p text:style-name="Standard">/<text:span text:style-name="T7">*mom jeans</text:span><text:span text:style-name="T2">*/</text:span></text:p>
      <text:p text:style-name="Standard">INSERT INTO band_genres (band_id, genre_id) VALUES (5, 4);</text:p>
      <text:p text:style-name="Standard"/>
      <text:p text:style-name="Standard">/<text:span text:style-name="T7">*bi polar bear</text:span><text:span text:style-name="T2">*/</text:span></text:p>
      <text:p text:style-name="P14">INSERT INTO band_genres (band_id, genre_id) VALUES (7, 3);</text:p>
      <text:p text:style-name="P14"/>
      <text:p text:style-name="P14">/<text:span text:style-name="T8">*Linking Albums to Genres</text:span><text:span text:style-name="T2">*/</text:span></text:p>
      <text:p text:style-name="P14"/>
      <text:p text:style-name="P15">INSERT INTO album_genres (album_id, genre_id) VALUES (1,1);</text:p>
      <text:p text:style-name="P15">INSERT INTO album_genres (album_id, genre_id) VALUES (<text:span text:style-name="T8">2,1);</text:span></text:p>
      <text:p text:style-name="P15">INSERT INTO album_genres (album_id, genre_id) VALUES (<text:span text:style-name="T8">3,1);</text:span></text:p>
      <text:p text:style-name="P15">INSERT INTO album_genres (album_id, genre_id) VALUES (<text:span text:style-name="T8">4,1);</text:span></text:p>
      <text:p text:style-name="P15">INSERT INTO album_genres (album_id, genre_id) VALUES (<text:span text:style-name="T8">5,1);</text:span></text:p>
      <text:p text:style-name="P15">INSERT INTO album_genres (album_id, genre_id) VALUES (<text:span text:style-name="T8">6,2);</text:span></text:p>
      <text:p text:style-name="P15">INSERT INTO album_genres (album_id, genre_id) VALUES (<text:span text:style-name="T8">7,3);</text:span></text:p>
      <text:p text:style-name="P15">INSERT INTO album_genres (album_id, genre_id) VALUES (<text:span text:style-name="T8">8,3);</text:span></text:p>
      <text:p text:style-name="P15">INSERT INTO album_genres (album_id, genre_id) VALUES (<text:span text:style-name="T8">9,3);</text:span></text:p>
      <text:p text:style-name="P15">INSERT INTO album_genres (album_id, genre_id) VALUES (<text:span text:style-name="T8">10,2);</text:span></text:p>
      <text:p text:style-name="P15">INSERT INTO album_genres (album_id, genre_id) VALUES (<text:span text:style-name="T8">11,</text:span><text:span text:style-name="T11">3</text:span><text:span text:style-name="T8">);</text:span></text:p>
      <text:p text:style-name="P16">INSERT INTO album_genres (album_id, genre_id) VALUES (<text:span text:style-name="T11">12,2);</text:span></text:p>
      <text:p text:style-name="P16">INSERT INTO album_genres (album_id, genre_id) VALUES (<text:span text:style-name="T11">13,4);</text:span></text:p>
      <text:p text:style-name="P16">INSERT INTO album_genres (album_id, genre_id) VALUES (<text:span text:style-name="T11">14,4);</text:span></text:p>
      <text:p text:style-name="P16">INSERT INTO album_genres (album_id, genre_id) VALUES (<text:span text:style-name="T11">15,5);</text:span></text:p>
      <text:p text:style-name="P16">INSERT INTO album_genres (album_id, genre_id) VALUES (<text:span text:style-name="T11">16,6);</text:span></text:p>
      <text:p text:style-name="P16">INSERT INTO album_genres (album_id, genre_id) VALUES (<text:span text:style-name="T11">17,2);</text:span></text:p>
      <text:p text:style-name="P16">INSERT INTO album_genres (album_id, genre_id) VALUES (<text:span text:style-name="T11">18,2);</text:span></text:p>
      <text:p text:style-name="P16"/>
      <text:p text:style-name="P16">/<text:span text:style-name="T16">*Linking Songs to Genres</text:span><text:span text:style-name="T2">*/</text:span></text:p>
      <text:p text:style-name="P16">INSERT INTO song_genres (song_id, genre_id) VALUES (1,1); </text:p>
      <text:p text:style-name="P17"><text:soft-page-break/>INSERT INTO song_genres (song_id, genre_id) VALUES (<text:span text:style-name="T16">2,1);</text:span></text:p>
      <text:p text:style-name="P17">INSERT INTO song_genres (song_id, genre_id) VALUES (<text:span text:style-name="T16">3,1);</text:span></text:p>
      <text:p text:style-name="P17">INSERT INTO song_genres (song_id, genre_id) VALUES (<text:span text:style-name="T16">4,1);</text:span></text:p>
      <text:p text:style-name="P17">INSERT INTO song_genres (song_id, genre_id) VALUES (<text:span text:style-name="T16">5,1);</text:span></text:p>
      <text:p text:style-name="P17">INSERT INTO song_genres (song_id, genre_id) VALUES (<text:span text:style-name="T16">6,1);</text:span></text:p>
      <text:p text:style-name="P17">INSERT INTO song_genres (song_id, genre_id) VALUES (<text:span text:style-name="T16">7,1);</text:span></text:p>
      <text:p text:style-name="P17">INSERT INTO song_genres (song_id, genre_id) VALUES (<text:span text:style-name="T16">8,1);</text:span></text:p>
      <text:p text:style-name="P17">INSERT INTO song_genres (song_id, genre_id) VALUES (<text:span text:style-name="T16">9,1);</text:span></text:p>
      <text:p text:style-name="P17">INSERT INTO song_genres (song_id, genre_id) VALUES (<text:span text:style-name="T16">10,1);</text:span></text:p>
      <text:p text:style-name="P17">INSERT INTO song_genres (song_id, genre_id) VALUES (<text:span text:style-name="T16">11,1);</text:span></text:p>
      <text:p text:style-name="P17">INSERT INTO song_genres (song_id, genre_id) VALUES (<text:span text:style-name="T16">12,1);</text:span></text:p>
      <text:p text:style-name="P17">INSERT INTO song_genres (song_id, genre_id) VALUES (<text:span text:style-name="T16">13,1);</text:span></text:p>
      <text:p text:style-name="P17">INSERT INTO song_genres (song_id, genre_id) VALUES (<text:span text:style-name="T16">14,1);</text:span></text:p>
      <text:p text:style-name="P17">INSERT INTO song_genres (song_id, genre_id) VALUES (<text:span text:style-name="T16">15,2);</text:span></text:p>
      <text:p text:style-name="P17">INSERT INTO song_genres (song_id, genre_id) VALUES (<text:span text:style-name="T16">16,2);</text:span></text:p>
      <text:p text:style-name="P17">INSERT INTO song_genres (song_id, genre_id) VALUES (<text:span text:style-name="T16">17,4);</text:span></text:p>
      <text:p text:style-name="P17">INSERT INTO song_genres (song_id, genre_id) VALUES (<text:span text:style-name="T16">18,3);</text:span></text:p>
      <text:p text:style-name="P17">INSERT INTO song_genres (song_id, genre_id) VALUES (<text:span text:style-name="T16">19,4);</text:span></text:p>
      <text:p text:style-name="P17">INSERT INTO song_genres (song_id, genre_id) VALUES (<text:span text:style-name="T16">20,3);</text:span></text:p>
      <text:p text:style-name="P17">INSERT INTO song_genres (song_id, genre_id) VALUES (<text:span text:style-name="T16">21,3);</text:span></text:p>
      <text:p text:style-name="P17">INSERT INTO song_genres (song_id, genre_id) VALUES (<text:span text:style-name="T16">22,3);</text:span></text:p>
      <text:p text:style-name="P17">INSERT INTO song_genres (song_id, genre_id) VALUES (<text:span text:style-name="T16">23,3);</text:span></text:p>
      <text:p text:style-name="P17">INSERT INTO song_genres (song_id, genre_id) VALUES (<text:span text:style-name="T16">24,3);</text:span></text:p>
      <text:p text:style-name="P17">INSERT INTO song_genres (song_id, genre_id) VALUES (<text:span text:style-name="T16">25,3);</text:span></text:p>
      <text:p text:style-name="P17">INSERT INTO song_genres (song_id, genre_id) VALUES (<text:span text:style-name="T16">26,2);</text:span></text:p>
      <text:p text:style-name="P17">INSERT INTO song_genres (song_id, genre_id) VALUES (<text:span text:style-name="T16">27,2);</text:span></text:p>
      <text:p text:style-name="P17">INSERT INTO song_genres (song_id, genre_id) VALUES (<text:span text:style-name="T16">28,2);</text:span></text:p>
      <text:p text:style-name="P17">INSERT INTO song_genres (song_id, genre_id) VALUES (<text:span text:style-name="T16">29,3);</text:span></text:p>
      <text:p text:style-name="P17">INSERT INTO song_genres (song_id, genre_id) VALUES (<text:span text:style-name="T16">30,3);</text:span></text:p>
      <text:p text:style-name="P17">INSERT INTO song_genres (song_id, genre_id) VALUES (<text:span text:style-name="T16">31,3);</text:span></text:p>
      <text:p text:style-name="P17">INSERT INTO song_genres (song_id, genre_id) VALUES (<text:span text:style-name="T16">32,2);</text:span></text:p>
      <text:p text:style-name="P17">INSERT INTO song_genres (song_id, genre_id) VALUES (<text:span text:style-name="T16">33,</text:span><text:span text:style-name="T9">2);</text:span></text:p>
      <text:p text:style-name="P18">INSERT INTO song_genres (song_id, genre_id) VALUES (<text:span text:style-name="T9">34,2);</text:span></text:p>
      <text:p text:style-name="P18">INSERT INTO song_genres (song_id, genre_id) VALUES (<text:span text:style-name="T9">35,4);</text:span></text:p>
      <text:p text:style-name="P18">INSERT INTO song_genres (song_id, genre_id) VALUES (<text:span text:style-name="T9">36,4);</text:span></text:p>
      <text:p text:style-name="P18">INSERT INTO song_genres (song_id, genre_id) VALUES (<text:span text:style-name="T9">37,4);</text:span></text:p>
      <text:p text:style-name="P18">INSERT INTO song_genres (song_id, genre_id) VALUES (<text:span text:style-name="T9">38,4);</text:span></text:p>
      <text:p text:style-name="P18">INSERT INTO song_genres (song_id, genre_id) VALUES (<text:span text:style-name="T9">39,5);</text:span></text:p>
      <text:p text:style-name="P18">INSERT INTO song_genres (song_id, genre_id) VALUES (<text:span text:style-name="T9">40,4);</text:span></text:p>
      <text:p text:style-name="P18">INSERT INTO song_genres (song_id, genre_id) VALUES (<text:span text:style-name="T9">41,4);</text:span></text:p>
      <text:p text:style-name="P18">INSERT INTO song_genres (song_id, genre_id) VALUES (<text:span text:style-name="T9">42,4);</text:span></text:p>
      <text:p text:style-name="P18">INSERT INTO song_genres (song_id, genre_id) VALUES (<text:span text:style-name="T9">43,4);</text:span></text:p>
      <text:p text:style-name="P18">INSERT INTO song_genres (song_id, genre_id) VALUES (<text:span text:style-name="T9">44,6);</text:span></text:p>
      <text:p text:style-name="P18">INSERT INTO song_genres (song_id, genre_id) VALUES (<text:span text:style-name="T9">45,6);</text:span></text:p>
      <text:p text:style-name="P18">INSERT INTO song_genres (song_id, genre_id) VALUES (<text:span text:style-name="T9">46,6);</text:span></text:p>
      <text:p text:style-name="P18">INSERT INTO song_genres (song_id, genre_id) VALUES (<text:span text:style-name="T9">47,2);</text:span></text:p>
      <text:p text:style-name="P18">INSERT INTO song_genres (song_id, genre_id) VALUES (<text:span text:style-name="T9">48,2);</text:span></text:p>
      <text:p text:style-name="P18">INSERT INTO song_genres (song_id, genre_id) VALUES (<text:span text:style-name="T9">49,2);</text:span></text:p>
      <text:p text:style-name="P18">INSERT INTO song_genres (song_id, genre_id) VALUES (<text:span text:style-name="T9">50,2);</text:span></text:p>
      <text:p text:style-name="P18"><text:soft-page-break/>INSERT INTO song_genres (song_id, genre_id) VALUES (<text:span text:style-name="T9">51,2);</text:span></text:p>
      <text:p text:style-name="P18">INSERT INTO song_genres (song_id, genre_id) VALUES (<text:span text:style-name="T9">52,3);</text:span></text:p>
      <text:p text:style-name="P18"/>
      <text:p text:style-name="P18">/<text:span text:style-name="T3">*INSERTING FORMATS FOR EACH ALBUM</text:span><text:span text:style-name="T2">*/</text:span></text:p>
      <text:p text:style-name="P5">INSERT INTO album_formats (album_id, format_id) VALUES (1,1); </text:p>
      <text:p text:style-name="P19">INSERT INTO album_formats (album_id, format_id) VALUES (<text:span text:style-name="T5">2,2);</text:span></text:p>
      <text:p text:style-name="P19">INSERT INTO album_formats (album_id, format_id) VALUES (<text:span text:style-name="T5">2,1);</text:span></text:p>
      <text:p text:style-name="P19">INSERT INTO album_formats (album_id, format_id) VALUES (<text:span text:style-name="T5">3,1);</text:span></text:p>
      <text:p text:style-name="P19">INSERT INTO album_formats (album_id, format_id) VALUES (<text:span text:style-name="T5">4,1);</text:span></text:p>
      <text:p text:style-name="P19">INSERT INTO album_formats (album_id, format_id) VALUES (<text:span text:style-name="T5">5,1);</text:span></text:p>
      <text:p text:style-name="P19">INSERT INTO album_formats (album_id, format_id) VALUES (<text:span text:style-name="T5">5,2);</text:span></text:p>
      <text:p text:style-name="P19">INSERT INTO album_formats (album_id, format_id) VALUES (<text:span text:style-name="T5">6,1);</text:span></text:p>
      <text:p text:style-name="P19">INSERT INTO album_formats (album_id, format_id) VALUES (<text:span text:style-name="T5">6,2);</text:span></text:p>
      <text:p text:style-name="P19">INSERT INTO album_formats (album_id, format_id) VALUES (<text:span text:style-name="T5">6,3);</text:span></text:p>
      <text:p text:style-name="P19">INSERT INTO album_formats (album_id, format_id) VALUES (<text:span text:style-name="T5">7,1);</text:span></text:p>
      <text:p text:style-name="P19">INSERT INTO album_formats (album_id, format_id) VALUES (<text:span text:style-name="T5">8,1);</text:span></text:p>
      <text:p text:style-name="P19">INSERT INTO album_formats (album_id, format_id) VALUES (<text:span text:style-name="T5">9,1);</text:span></text:p>
      <text:p text:style-name="P19">INSERT INTO album_formats (album_id, format_id) VALUES (<text:span text:style-name="T5">10,1);</text:span></text:p>
      <text:p text:style-name="P19">INSERT INTO album_formats (album_id, format_id) VALUES (<text:span text:style-name="T5">10,2);</text:span></text:p>
      <text:p text:style-name="P19">INSERT INTO album_formats (album_id, format_id) VALUES (<text:span text:style-name="T5">11,1);</text:span></text:p>
      <text:p text:style-name="P19">INSERT INTO album_formats (album_id, format_id) VALUES (<text:span text:style-name="T5">12,1);</text:span></text:p>
      <text:p text:style-name="P19">INSERT INTO album_formats (album_id, format_id) VALUES (<text:span text:style-name="T5">13,1);</text:span></text:p>
      <text:p text:style-name="P19">INSERT INTO album_formats (album_id, format_id) VALUES (<text:span text:style-name="T5">14,1);</text:span></text:p>
      <text:p text:style-name="P19">INSERT INTO album_formats (album_id, format_id) VALUES (<text:span text:style-name="T5">15,1);</text:span></text:p>
      <text:p text:style-name="P19">INSERT INTO album_formats (album_id, format_id) VALUES (<text:span text:style-name="T5">16,1);</text:span></text:p>
      <text:p text:style-name="P19">INSERT INTO album_formats (album_id, format_id) VALUES (<text:span text:style-name="T5">16,2);</text:span></text:p>
      <text:p text:style-name="P19">INSERT INTO album_formats (album_id, format_id) VALUES (<text:span text:style-name="T5">16,4);</text:span></text:p>
      <text:p text:style-name="P19">INSERT INTO album_formats (album_id, format_id) VALUES (<text:span text:style-name="T5">17,1);</text:span></text:p>
      <text:p text:style-name="P19">INSERT INTO album_formats (album_id, format_id) VALUES (<text:span text:style-name="T5">18,5);</text:span></text:p>
      <text:p text:style-name="P16"/>
      <text:p text:style-name="Standard"/>
      <text:p text:style-name="Standard"/>
      <text:p text:style-name="Standard">/*query data*/</text:p>
      <text:p text:style-name="Standard"/>
      <text:p text:style-name="Standard">/*Select only the names of all the bands*/</text:p>
      <text:p text:style-name="Standard"/>
      <text:p text:style-name="Standard">SELECT name FROM bands;</text:p>
      <text:p text:style-name="Standard"/>
      <text:p text:style-name="Standard">/*Select the oldest album*/</text:p>
      <text:p text:style-name="Standard"/>
      <text:p text:style-name="Standard">SELECT name,release_year FROM albums</text:p>
      <text:p text:style-name="Standard">ORDER BY release_year </text:p>
      <text:p text:style-name="Standard">FETCH FIRST 1 row ONLY;</text:p>
      <text:p text:style-name="Standard"/>
      <text:p text:style-name="Standard">/*Get all bands that have albums*/</text:p>
      <text:p text:style-name="Standard"/>
      <text:p text:style-name="Standard">SELECT b.name, albums.name FROM bands as b</text:p>
      <text:p text:style-name="Standard">JOIN albums ON b.id = albums.band_id;</text:p>
      <text:p text:style-name="Standard"/>
      <text:p text:style-name="Standard"><text:soft-page-break/>/*Get all bands that have no albums*/</text:p>
      <text:p text:style-name="Standard"/>
      <text:p text:style-name="Standard">SELECT b.id, b.name FROM bands AS b</text:p>
      <text:p text:style-name="Standard">LEFT JOIN albums ON b.id = albums.band_id</text:p>
      <text:p text:style-name="Standard">GROUP BY b.id, albums.band_id</text:p>
      <text:p text:style-name="Standard">HAVING count(albums.id) = 0</text:p>
      <text:p text:style-name="Standard"/>
      <text:p text:style-name="Standard"/>
      <text:p text:style-name="Standard">/*Get the Average Length of all Songs*/</text:p>
      <text:p text:style-name="Standard"/>
      <text:p text:style-name="Standard">SELECT AVG(length) FROM songs; </text:p>
      <text:p text:style-name="Standard"/>
      <text:p text:style-name="Standard">/*Select the longest Song off each Album*/</text:p>
      <text:p text:style-name="Standard"/>
      <text:p text:style-name="Standard">SELECT albums.name, MAX (length) as longest_song FROM songs </text:p>
      <text:p text:style-name="Standard">JOIN albums on albums.id = songs.album_id</text:p>
      <text:p text:style-name="Standard">GROUP BY albums.name</text:p>
      <text:p text:style-name="Standard">ORDER BY longest_song DESC;</text:p>
      <text:p text:style-name="Standard"/>
      <text:p text:style-name="Standard">/<text:span text:style-name="T2">*Get all formats for an album*/</text:span></text:p>
      <text:p text:style-name="Standard"/>
      <text:p text:style-name="Standard">SELECT a.name AS album_name, f.name AS format</text:p>
      <text:p text:style-name="Standard">FROM albums a</text:p>
      <text:p text:style-name="Standard">JOIN album_formats af ON a.id = af.album_id</text:p>
      <text:p text:style-name="Standard">JOIN formats f ON af.format_id = f.id</text:p>
      <text:p text:style-name="Standard">WHERE a.id = 1;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6:08:10.153953143</meta:creation-date>
    <dc:date>2024-12-13T20:58:16.494663042</dc:date>
    <meta:editing-duration>PT7M44S</meta:editing-duration>
    <meta:editing-cycles>1</meta:editing-cycles>
    <meta:document-statistic meta:table-count="0" meta:image-count="0" meta:object-count="0" meta:page-count="8" meta:paragraph-count="305" meta:word-count="1762" meta:character-count="16248" meta:non-whitespace-character-count="14630"/>
    <meta:generator>LibreOffice/24.8.2.1$MacOSX_AARCH64 LibreOffice_project/0f794b6e29741098670a3b95d60478a65d05ef13</meta:generator>
  </office:meta>
</office:document-meta>
</file>